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аксимально оптимизировано составить систему для воспроизведения звуков на сцене по названию и указанным параметрам</text:p>
      <text:p text:style-name="Standard">При вызове воспроизведения звука, каким-либо образом передаются параметры для его воспроизведения</text:p>
      <text:p text:style-name="Standard">Среди параметров должны быть следующие: </text:p>
      <text:list xml:id="list3549089538" text:style-name="WWNum2">
        <text:list-item>
          <text:p text:style-name="P1">название звука;</text:p>
        </text:list-item>
        <text:list-item>
          <text:p text:style-name="P1">громкость звука;</text:p>
        </text:list-item>
        <text:list-item>
          <text:p text:style-name="P1">должен ли звук быть цикличным; </text:p>
        </text:list-item>
        <text:list-item>
          <text:p text:style-name="P1">2д или 3д звук. </text:p>
        </text:list-item>
      </text:list>
      <text:p text:style-name="P3">И если звук трехмерный, то также указывается: </text:p>
      <text:list xml:id="list732071612" text:style-name="WWNum1">
        <text:list-item>
          <text:p text:style-name="P2">GameObject, к которому звук привязан; </text:p>
        </text:list-item>
        <text:list-item>
          <text:p text:style-name="P2">должен ли звук следовать за этим объектом при его перемещении (или оставаться на месте вызова).</text:p>
        </text:list-item>
      </text:list>
      <text:p text:style-name="P3"/>
      <text:p text:style-name="Standard">Следует учитывать, что система должна быть рассчитана на неопределенное количество звуков, и их число может достигать нескольких тысяч, а число одновременно воспроизводящихся звуков может достигать нескольких сотен. А также должна быть возможность остановить воспроизведение любого из них</text:p>
      <text:p text:style-name="Standard">Звуки можно использовать доступные где-либо открыто и бесплатно</text:p>
      <text:p text:style-name="Standard">Описать, почему выбранный подход к решению является наиболее оптимизированным</text:p>
      <text:p text:style-name="Standard">Ориентировочное время на выполнение: 1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35" meta:character-count="982" meta:non-whitespace-character-count="862"/>
    <meta:generator>LibreOfficeDev/6.0.5.2$Linux_X86_64 LibreOffice_project/</meta:generator>
  </office:meta>
</office:document-meta>
</file>